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padding="0.028in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O-FIELD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No tiene atributos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table:number-columns-spanned="4" table:number-rows-spanned="1"/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table:number-columns-spanned="2" table:number-rows-spanned="1"/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table:number-columns-spanned="2" table:number-rows-spanned="1"/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 style:data-style-name="N2" text:time-value="10:54:21.721213689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4-09T10:55:11.750261885</dc:date>
    <meta:print-date>2014-02-04T11:35:22</meta:print-date>
    <meta:editing-cycles>33</meta:editing-cycles>
    <meta:editing-duration>PT2H13M</meta:editing-duration>
    <meta:generator>LibreOffice/6.4.7.2$Linux_X86_64 LibreOffice_project/40$Build-2</meta:generator>
    <meta:document-statistic meta:table-count="1" meta:cell-count="13" meta:object-count="0"/>
  </office:meta>
</office:document-meta>
</file>